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table:number-columns-repeated="3"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table:number-columns-repeated="2"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table:number-columns-repeated="2"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table:number-columns-repeated="2"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2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2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2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2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)" office:value-type="float" office:value="101900">
            <text:p>1019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)" office:value-type="float" office:value="65000">
            <text:p>65000</text:p>
          </table:table-cell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36900">
            <text:p>36900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2400">
            <text:p>2400</text:p>
          </table:table-cell>
          <table:table-cell office:value-type="float" office:value="22000">
            <text:p>22000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/>
          <table:table-cell office:value-type="float" office:value="38000">
            <text:p>38000</text:p>
          </table:table-cell>
          <table:table-cell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3150">
            <text:p>3150</text:p>
          </table:table-cell>
          <table:table-cell office:value-type="string">
            <text:p>60000(salary)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ce35" office:value-type="float" office:value="11900">
            <text:p>11900</text:p>
          </table:table-cell>
          <table:table-cell table:number-columns-repeated="3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/>
          <table:table-cell table:style-name="ce2" table:formula="of:=SUM([.B31:.F31])" office:value-type="float" office:value="28800">
            <text:p>28800</text:p>
          </table:table-cell>
          <table:table-cell table:formula="of:=SUM([.B56:.F56])" office:value-type="float" office:value="1500.83542188805">
            <text:p>1500.8354218881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500.83542188805">
            <text:p>1500.8354218881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500.83542188805">
            <text:p>1500.835421888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500.83542188805">
            <text:p>1500.8354218881</text:p>
          </table:table-cell>
          <table:table-cell table:style-name="ce60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500.83542188805">
            <text:p>1500.8354218881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1500.83542188805">
            <text:p>1500.8354218881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1500.83542188805">
            <text:p>1500.8354218881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table:number-columns-repeated="2"/>
          <table:table-cell table:formula="of:=SUM([.C56:.F56])" office:value-type="float" office:value="1089.72431077694">
            <text:p>1089.724310777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1500.83542188805">
            <text:p>1500.8354218881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1500.83542188805">
            <text:p>1500.8354218881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E56])" office:value-type="float" office:value="1500.83542188805">
            <text:p>1500.8354218881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500.83542188805">
            <text:p>1500.8354218881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500.83542188805">
            <text:p>1500.8354218881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E56])" office:value-type="float" office:value="1500.83542188805">
            <text:p>1500.8354218881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500.83542188805">
            <text:p>1500.8354218881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089.72431077694">
            <text:p>1089.724310777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];[.D56];[.F56])" office:value-type="float" office:value="716.040100250627">
            <text:p>716.0401002506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])" office:value-type="float" office:value="411.111111111111">
            <text:p>411.1111111111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];[.D56];[.F56])" office:value-type="float" office:value="716.040100250627">
            <text:p>716.0401002506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];[.E56])" office:value-type="float" office:value="784.795321637427">
            <text:p>784.7953216374</text:p>
          </table:table-cell>
          <table:table-cell table:style-name="ce57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500.83542188805">
            <text:p>1500.8354218881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500.83542188805">
            <text:p>1500.8354218881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1" office:value-type="float" office:value="0">
            <text:p>0</text:p>
          </table:table-cell>
          <table:table-cell/>
          <table:table-cell table:style-name="ce2" table:formula="of:=SUM([.H31:.H55])" office:value-type="float" office:value="28820.8020050125">
            <text:p>28820.8020050125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4/14/2016</text:date>, <text:time>13:3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4-14T13:30:04</dc:date>
    <meta:editing-duration>P6DT5H51M27S</meta:editing-duration>
    <meta:editing-cycles>2237</meta:editing-cycles>
    <meta:generator>OpenOffice/4.1.1$Unix OpenOffice.org_project/411m6$Build-9775</meta:generator>
    <dc:creator>Hasmik Dabaghyan</dc:creator>
    <meta:document-statistic meta:table-count="13" meta:cell-count="5463" meta:object-count="0"/>
  </office:meta>
</office:document-meta>
</file>